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2"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4" style:family="paragraph" style:parent-style-name="Standard">
      <style:paragraph-properties fo:text-align="center"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start" style:justify-single-word="false"/>
      <style:text-properties fo:font-size="12pt" fo:font-style="italic" style:font-size-asian="12pt" style:font-style-asian="italic" style:font-size-complex="12pt" style:font-style-complex="italic"/>
    </style:style>
    <style:style style:name="P7"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center"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list-style-name="L1">
      <style:paragraph-properties fo:text-align="start" style:justify-single-word="false"/>
      <style:text-properties fo:font-size="12pt" fo:font-style="normal" style:font-size-asian="12pt" style:font-style-asian="normal" style:font-size-complex="12pt" style:font-style-complex="normal"/>
    </style:style>
    <style:style style:name="P10"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list-style-name="L1">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list-style-name="L1">
      <style:paragraph-properties fo:text-align="start"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3" style:family="paragraph" style:parent-style-name="Standard" style:list-style-name="L1">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4" style:family="paragraph" style:parent-style-name="Standard">
      <style:paragraph-properties fo:text-align="center"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tab/>Stairs. Oh gosh no. Not stairs. I hate stairs. Especially ones going down. My sore legs can barely move – much less walk downstairs. I wonder how the heck I got up them in the first place. All 5 stairs taunt me <text:s/>daring me to fall into their trap. (Yes, I know only five stairs). Maybe I should jump it.</text:p>
      <text:p text:style-name="P5">SMACK!!!</text:p>
      <text:p text:style-name="P5"><text:tab/>Jumping – not the most brilliant idea I have ever come up with. Take this from experience sprawling on a sidewalk is not fun at all. At least I have made progress in my journey to school. I tried to convince my mom to drive me but it wouldn't have made much difference. I try to get up all the while thinking to myself:</text:p>
      <text:p text:style-name="P6"><text:tab/>Come'on Mere you can do this, School isn't that far away.</text:p>
      <text:p text:style-name="P1"/>
      <text:p text:style-name="P1"><text:tab/>Yes, yes indeed school is far a way. The 2 blocks to school seemed to have turned into 2000 miles. Seriously, you try walking to school with the floppiest sorest legs in the universe. Trust me its hard – really hard.</text:p>
      <text:p text:style-name="P1"><text:tab/>At last when I have practically traveled around the globe to school I place my backpack and stare upward into -</text:p>
      <text:p text:style-name="P1"><text:tab/>Great. More stairs.</text:p>
      <text:p text:style-name="P1"><text:tab/>I sling my backpack over my shoulder and begin to climb up Mount Everest – my school staircase.</text:p>
      <text:p text:style-name="P1"><text:tab/></text:p>
      <text:p text:style-name="P1"/>
      <text:p text:style-name="P1"><text:tab/>Somehow, I manage to make it through the rest of the day without dieing and I am sitting here at my desk and time is crawling. It is ten minutes before the bell rings and time has slowed down to the pace of a snail. The non-stop blabbering of my teacher has turned into a drone of continuous sound. I am supposed to be taking notes but I don't have enough energy to concentrate on what my teacher is saying. He might be doing a gregorian chant for all I know.</text:p>
      <text:p text:style-name="P1"><text:tab/>I am not an expert on teacher speak but thankfully my best friend Anne is. Sometimes I wonder if she and Mr. Darsgut have secret communications. </text:p>
      <text:p text:style-name="P1"/>
      <text:p text:style-name="P1"><text:tab/>Note: She's kind of creepy.</text:p>
      <text:p text:style-name="P1"/>
      <text:p text:style-name="P1"><text:tab/>At last the school the bell rang and we raced out of the classroom knocking over chairs and slamming into lockers trying to get away from the boredom of school. Not even Anne stayed behind. We hate him that much. I of course, fell behind in the race for home due to my very sore legs. I find Anne among the swarm of people going down the steps. I nearly fall on top of her.</text:p>
      <text:p text:style-name="P1"><text:tab/>“Whoa? Mere! Whats wrong with you?” she asked.</text:p>
      <text:p text:style-name="P1"><text:tab/>Gasping for breath, I say:</text:p>
      <text:p text:style-name="P1"><text:tab/>“Just can't figure out how to walk down steps.”</text:p>
      <text:p text:style-name="P1"><text:tab/>Anne gives me the weirdest look in the universe like:</text:p>
      <text:p text:style-name="P1"><text:tab/>What the hell, Mere?</text:p>
      <text:p text:style-name="P1"><text:tab/>And then she says it.</text:p>
      <text:p text:style-name="P1"><text:tab/>And I have to explain to her the whole long story of how I had to bike 50 miles and then promptly stuck inside a crammed boat. Wait, actually short story to tell long story in real life. Anyhow, she still thinks I am completely crazy – which I probably am – but she keeps on talking to me. </text:p>
      <text:p text:style-name="P1"><text:tab/>“What are you going to do for your geography report?” she asks</text:p>
      <text:p text:style-name="P1"><text:tab/>I give her a blank stare.</text:p>
      <text:p text:style-name="P1"><text:tab/>“What geography report?” I ask.</text:p>
      <text:p text:style-name="P1"><text:tab/>She rolls her eyes .</text:p>
      <text:p text:style-name="P1"><text:soft-page-break/><text:tab/>“Fill you in tomorrow,” she says about to round a corner, “See ya!”</text:p>
      <text:p text:style-name="P1"><text:tab/>“See ya!” I call after her. That was one of the weirdest conversations in my life and it is about to get weirder.</text:p>
      <text:p text:style-name="P1"><text:tab/>I open the door to my house and I encounter blackness. Pitch dark. I feel like calling out “Who's there?” like in one of the cheesy movies but I don't. No one's there and that is exactly the problem – my <text:s/>parents haven't been home since last night. They do that sometimes but it gets really annoying, they leave me without notice. They should at least leave a note or something.</text:p>
      <text:p text:style-name="P1"><text:tab/>Oh geez. I am starting to sound like a parent myself. </text:p>
      <text:p text:style-name="P1"><text:tab/>I flick on the lights and begin making my dinner. I have a few options. Sadly the only thing we have that isn't stale or moldy is, well, noodles.</text:p>
      <text:p text:style-name="P1"><text:tab/>The only problem is – noodles take a long time. Certainly longer than slapping cheese on bread. I have to stand there listening to the water boil in the pot like the water in my stomach. Normally I eat lunch at around 5:00 p.m (17:00) but I ate lunch at like 10 ' o clock so I am <text:span text:style-name="T1">starving.</text:span></text:p>
      <text:p text:style-name="P1"><text:tab/>At last after what seems to be a millennial my noodles finish and I can at last – eat. Right as I begin eating I come across a note from my parents. Right on time people, right on time. I read the note with a full mouth.</text:p>
      <text:p text:style-name="P1"><text:tab/>It reads:</text:p>
      <text:p text:style-name="P1"><text:tab/><text:span text:style-name="T1">Dear Mere,</text:span></text:p>
      <text:p text:style-name="P6"/>
      <text:p text:style-name="P6">We hope you understand that we were just out planning our </text:p>
      <text:p text:style-name="P6">business trip to China. We will be home soon. Promise.</text:p>
      <text:p text:style-name="P6">As soon as we get home we will need to begin packing</text:p>
      <text:p text:style-name="P6">immediately for we may stay in China for up to a month.</text:p>
      <text:p text:style-name="P6"/>
      <text:p text:style-name="P6">Love,</text:p>
      <text:p text:style-name="P6"/>
      <text:p text:style-name="P6">Your Parents </text:p>
      <text:p text:style-name="P6"/>
      <text:p text:style-name="P1"><text:tab/>China? What the heck are they doing in China? Why do they need to prepare for a day and a half just to go on one silly little trip? How the heck am I going to survive without money? I mean there is barely enough food in the house and my parents aren’t exactly generous with allowance money.</text:p>
      <text:p text:style-name="P1"><text:tab/>A single idea comes into my head:</text:p>
      <text:p text:style-name="P1"><text:tab/></text:p>
      <text:p text:style-name="P1"><text:tab/>Stop them.</text:p>
      <text:p text:style-name="P1"><text:tab/></text:p>
      <text:p text:style-name="P1"><text:tab/>I run upstairs and begin leafing through all their documents searching for a diary or a airplane ticket or whatever parents use when they feel like abandoning their kids. I sort through birth certificates, baby photos and a ton of office reports along with a lot of family photos and then at last I come across my mom's diary I punch the air in celebration like I have just found a diamond and open it to May 2<text:span text:style-name="T3">nd</text:span> , the last day she was home, and I read:</text:p>
      <text:p text:style-name="P1"><text:tab/></text:p>
      <text:p text:style-name="P1"><text:tab/><text:span text:style-name="T1">Today, we leave for out meeting about what to do about the </text:span></text:p>
      <text:p text:style-name="P6">impending danger. It is Winter and this may be the last chance we get to go back to </text:p>
      <text:p text:style-name="P6">our homeland. This may be the last year – the prophets say – of </text:p>
      <text:p text:style-name="P6">foxfire.<text:line-break/><text:line-break/>We plan to leave for our homeland in the guise of a trip to china.</text:p>
      <text:p text:style-name="P1"><text:soft-page-break/><text:tab/>To be honest I only actually read the the last sentence. I am only guessing at what the rest of the entry said. Just the fact is, I am confused. First of all, why do they need to leave for their homeland? Don't they come from here? And second of all why are they leaving me here?</text:p>
      <text:p text:style-name="P1"><text:tab/>I flipped back through the pages of my mothers diary, searching for any hints to what the heck “our homeland” might be. I go through entries about books that she's read ( she has a really boring diary) <text:s/>when at last I come to one of the first entries:</text:p>
      <text:p text:style-name="P1"/>
      <text:p text:style-name="P6">I like it here at the North Pole. Its cold but its nice.</text:p>
      <text:p text:style-name="P6">Of course, we have to move farther south if we</text:p>
      <text:p text:style-name="P6">want to initiate.</text:p>
      <text:p text:style-name="P6">We will have to go to Churchill and then drive south to</text:p>
      <text:p text:style-name="P6">the United States.</text:p>
      <text:p text:style-name="P6"/>
      <text:p text:style-name="P1"><text:tab/>The rest is just junk about her love life with the North Pole and it becomes clear that the North Pole is what she refers to as “our homeland”. <text:s/>I never imagined my parents as people to come from the North Pole. It seems to exotic for boring people like my parents.</text:p>
      <text:p text:style-name="P1"><text:tab/>But the truth is it doesn't where they go as long as they don't leave me behind. I immediately begin booking a ticket to the North Pole. <text:s/>Wait, there actually isn't a way to book a ticket to the North Pole, I guess Santa Claus doesn't take regular flights. All the while I am wondering why they didn't just tell me the truth about themselves. I mean, it can't be that hard to tell me that they are going to the North Pole or whatever. Unless, of course, there is something top secret that they don't want me to know about.</text:p>
      <text:p text:style-name="P1"><text:tab/>I finally print out my “airplane ticket” when suddenly I hear them entering in the door. In a rush of panic everything turns into a blur. I snatch the ticket out of the printer and then stuff it under my bed. Then I stuff the ticket under my bed and clear the history on my computer. I hear my mother calling from downstairs:</text:p>
      <text:p text:style-name="P1"><text:tab/>“Mere! We're home!” she calls out. </text:p>
      <text:p text:style-name="P1"><text:tab/>“Your back!” I call back trying to sound as enthusiastic as possible. </text:p>
      <text:p text:style-name="P1"><text:tab/>“We need you to come down stairs!” calls my dad from downstairs. </text:p>
      <text:p text:style-name="P1"><text:tab/>I feel myself moving down the steps to my parents voices. And then everything snaps back into focus and I am sitting in front of my parents. My dad is giving me his “defy me not” stare and his mouth is set in a grim line which usually tells me that whatever he is about to tell me is not good news. He shifts his hands ever so slightly and then he begins speaking.</text:p>
      <text:p text:style-name="P1"/>
      <text:p text:style-name="P1"><text:tab/><text:span text:style-name="T4">Its what I expected.</text:span></text:p>
      <text:p text:style-name="P2"><text:tab/></text:p>
      <text:p text:style-name="P2"><text:tab/>Blah. Blah. Blah. “We are going to China and we may be gone as long as a month but oh yeah we still love you even if we are abandoning you. We will miss you now go to bed”</text:p>
      <text:p text:style-name="P2"><text:tab/>Its all lies The only thing that isn't a lie is that I have to go to bed. Ugh. Its only like 10:30 p.m., seriously. My friends go to bed at like 1:00 a.m.</text:p>
      <text:p text:style-name="P2"/>
      <text:p text:style-name="P2"><text:tab/>Sleeping is hard when all you can think about is how your parents lied to you. Its firecrackers are going off inside my head. It causes so much noise in my brain that I can't just help but pace around my room. Its boiling hot in my room and all I want to do is scream. Instead, I resist the urge and come up with a plan to get my revenge on my parents. My plan involves eavesdropping: a lot of eavesdropping.</text:p>
      <text:p text:style-name="P2"><text:tab/>I am an expert at eavesdropping on my parents during the night. I have even devised a step <text:soft-page-break/>booklet called “How to eavesdrop on your parents”</text:p>
      <text:p text:style-name="P2"/>
      <text:list xml:id="list4575296435776359700" text:style-name="L1">
        <text:list-item>
          <text:p text:style-name="P9"><text:span text:style-name="T4">Sneak </text:span><text:span text:style-name="T5">out of room – make sure to be quite.</text:span></text:p>
          <text:p text:style-name="P11">I performed this task well but I squeaked a little when I stepped out of my room</text:p>
        </text:list-item>
        <text:list-item>
          <text:p text:style-name="P9"><text:span text:style-name="T4">Quietly</text:span><text:span text:style-name="T5">, walk over to parents bedroom.</text:span></text:p>
          <text:p text:style-name="P11">I did this step perfectly</text:p>
        </text:list-item>
        <text:list-item>
          <text:p text:style-name="P11">Press ear against door</text:p>
          <text:p text:style-name="P11"/>
        </text:list-item>
        <text:list-item>
          <text:p text:style-name="P12">Listen</text:p>
        </text:list-item>
      </text:list>
      <text:p text:style-name="P2"/>
      <text:p text:style-name="P2"><text:tab/>“I still think we should take her along,” says my dad.</text:p>
      <text:p text:style-name="P1"><text:span text:style-name="T5"><text:tab/></text:span><text:span text:style-name="T2">Thank you, dad.</text:span></text:p>
      <text:p text:style-name="P2"><text:tab/>“No, Jerry, it would be to dangerous,” says my mom.</text:p>
      <text:p text:style-name="P7"><text:tab/>Ugh. My mom – always a discourager.</text:p>
      <text:p text:style-name="P6"><text:span text:style-name="T5"><text:tab/></text:span><text:span text:style-name="T6">“How would it be?” asks my dad, “She is our child after all.”</text:span></text:p>
      <text:p text:style-name="P2"><text:tab/>“No,” says my mother, “She was not born to this family, remember?”</text:p>
      <text:p text:style-name="P6"><text:span text:style-name="T6"><text:tab/>I don't hear the rest of the conversation because I have burst into tears. I am not crying because I am adopted. Thats obvious – I am nothing like my parents. I am crying because I was </text:span><text:span text:style-name="T5">adopted.</text:span><text:span text:style-name="T6"> I do not belong in this family any more – as far as I know – I am an orphan.</text:span></text:p>
      <text:p text:style-name="P2"/>
      <text:p text:style-name="P2"><text:tab/>I run back sobbing to my room forgetting steps 5,6 and 7. This time I do scream but is just comes out as a weak sob. I can't even listen to one conversation without being lied too. Agh!</text:p>
      <text:p text:style-name="P2"><text:tab/>I lie down on my bed and somehow I drift off to sleep. </text:p>
      <text:p text:style-name="P2"><text:tab/>My dreams are troubled – they are filled with monsters and horrors except the horrors are my parents. They chase me down and then kill me. You know how some people wake up right when they are about to die – well I wish I could have that dream. I have to watch myself die over and over again. The only way I ever wake up is when my alarm goes off and then ( even worse ) I have to live with the fact that it is 6:00 a.m., and I have to go to school. </text:p>
      <text:p text:style-name="P2"><text:tab/>I woke up in the morning the next day ( to my relief) with sweat rolling down rolling down my brow. I try to stand up but a jolt of pain shoots through my legs and I collapse to the ground with a loud THUNK!</text:p>
      <text:p text:style-name="P2"/>
      <text:p text:style-name="P2"><text:tab/>Why did I ever agree to go on that stupid biking trip? It seems stupid to me now – but I know the answer to that question.</text:p>
      <text:p text:style-name="P2"><text:tab/></text:p>
      <text:p text:style-name="P2"/>
      <text:p text:style-name="P2"><text:tab/>I slowly push myself off the floor and make it to my closet. The process of walking much less <text:s/>changing is very difficult but somehow I make it to my closet. The next step will be very difficult I will have to pull a shirt over my head. Seriously, don't laugh – this is for real.You try changing with a completely sore body.</text:p>
      <text:p text:style-name="P2"><text:tab/></text:p>
      <text:p text:style-name="P2"><text:tab/>By some miraculous means I manage to change. I walk out of my room feeling very pleased with myself when – stairs. I stare down the steps for what feels like an eternity. I calculate the possibilities walking – no, jumping – no, that only leaves one option. </text:p>
      <text:p text:style-name="P2"/>
      <text:p text:style-name="P2"/>
      <text:p text:style-name="P2">Sliding.</text:p>
      <text:p text:style-name="P8">Anne </text:p>
      <text:p text:style-name="P3"/>
      <text:p text:style-name="P2"><text:tab/><text:span text:style-name="T4">Do you ever feel like your trapped? Like your stuck in a cage and you can't get out?</text:span></text:p>
      <text:p text:style-name="P3"/>
      <text:p text:style-name="P2"><text:tab/>I feel that way all the time. I could swear that someone is watching me at all times. Ot gives me the creeps. It makes me want to tear out everyone's eyeballs. But I don't. I don't because it would ruin my cover. If someone – even Mere – found out what I really was I would be thrown in jail before I could protest.</text:p>
      <text:p text:style-name="P2"><text:tab/>Its not that I have done anything wrong. Its just … different. How my parents say it and constantly remind me of is:</text:p>
      <text:p text:style-name="P2"/>
      <text:p text:style-name="P2"/>
      <text:p text:style-name="P2">“The world isn't ready for you yet.”</text:p>
      <text:p text:style-name="P2">or</text:p>
      <text:p text:style-name="P2">“People can't take what they don't understand.”</text:p>
      <text:p text:style-name="P2"/>
      <text:p text:style-name="P2"><text:tab/>Just I don't see whats so confusing about it. Yeah, so what, I am the chosen one. Destined to save the world. etc.</text:p>
      <text:p text:style-name="P2"/>
      <text:p text:style-name="P2"><text:tab/>Or as Mere would put it:</text:p>
      <text:p text:style-name="P2"/>
      <text:p text:style-name="P2"><text:tab/>I don't care a B. S. about who is destined or chosen or whatever.</text:p>
      <text:p text:style-name="P2"/>
      <text:p text:style-name="P2">But thats Mere.</text:p>
      <text:p text:style-name="P2"/>
      <text:p text:style-name="P2">She's completely crazy.</text:p>
      <text:p text:style-name="P2"/>
      <text:p text:style-name="P2"><text:tab/>And the truth is I do give a B.S weird as it might sound. If I've got to save the world I might as well be serious about it. Strange things happen around here the Little ice age proved that.</text:p>
      <text:p text:style-name="P2"/>
      <text:p text:style-name="P2"/>
      <text:p text:style-name="P2"><text:tab/>I was born in the last few years of the Little ice age and right afterward a new ruler came into power. His name was Ticko the great. He is still today our leader. Everybody loved him, well, at least everybody I knew of but soon after his reign began something even stranger happened. A year after the ice age loud booms were heard throughout the world and when we woke up to what had just happened we found half of our population gone and over half of our biggest cities demolished. Ticko announced the next morning that it was a bombing of a sort – which only some of us bought and we would have to make some “sacrifices” for the “greater good”. He said that we would fight against whoever had bombed us but to do so the government would need more resources. Thus the 50 songs and 50 books were created. As Ticko put it we were “fasting our creative juices”. </text:p>
      <text:p text:style-name="P2"/>
      <text:p text:style-name="P2"><text:tab/>We still have not found the enemy that bombed us but Ticko continues to tax us. My parents think that it was the smartest thing Ticko has ever done but Mere is not so sure.</text:p>
      <text:p text:style-name="P2"/>
      <text:p text:style-name="P2"><text:tab/>I tend to agree with my parents. Their usually right – I think. Besides I still need to help Mere with her geography report. She needs to PAY ATTENTION! Soon I'll have to write in her agenda book for her. </text:p>
      <text:p text:style-name="P2"><text:soft-page-break/><text:tab/>Although I was kind of concerned for her the other day. She didn't even listen to the homework assignment (which she will sometimes do) she was so spaced. Then, she crashed into me going down the steps and claimed it was because she went on a really long bike trip. </text:p>
      <text:p text:style-name="P2"/>
      <text:p text:style-name="P2"><text:tab/>Any how I was walking home alone as usual when something slammed into my face real hard. I stumbled backwards and then THUNK! A huge club came down on my head.</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4"><text:soft-page-break/>Mere</text:p>
      <text:p text:style-name="P4"/>
      <text:p text:style-name="P4"/>
      <text:p text:style-name="P3"><text:tab/>Sliding <text:span text:style-name="T5">by the way may be one of the least painful ways of going downstairs but is still very painful. It gives you bruises all over your butt and when your friends are waiting for you outside and your slowly bumping down the stairs like a two-year-old – it gets embarrassing. I don't like getting embarrassed especially when I can barely move.</text:span></text:p>
      <text:p text:style-name="P2"/>
      <text:p text:style-name="P2"><text:tab/>My friends were hysterical as two-year-old Mere came fearfully sliding down the stairs and then hobbled over to them. </text:p>
      <text:p text:style-name="P2"/>
      <text:p text:style-name="P2"><text:tab/>“What is wrong with you, Mere?” asked Jenna (short for Jennifer). I was tempted to scowl at her but she had a point there was something seriously wrong with me. </text:p>
      <text:p text:style-name="P2"><text:tab/></text:p>
      <text:p text:style-name="P2"><text:tab/>“I went on a really long bike trip and it cramped up my legs,” I said. It wasn't all a lie – I did go on a bike trip but I didn't tell them the main reason I felt so bad. </text:p>
      <text:p text:style-name="P2"/>
      <text:p text:style-name="P2"><text:tab/>“Oh,” said Jenna, “I hope it gets better soon.”</text:p>
      <text:p text:style-name="P2"/>
      <text:p text:style-name="P2"><text:tab/>“Yeah, me too,” I agreed but I knew deep down in my heart that things weren't going to get any better – well, hopefully my legs would get better but that really doesn't make a difference.</text:p>
      <text:p text:style-name="P2"/>
      <text:p text:style-name="P2"><text:tab/>I looked over at Anne. She was over I a corner nit looking at me at all, with what I imagined a very sad face. I considered asking her what was wrong but I realized she would probably just snap at me and then Jenna and Mary would start analyzing her. I did not want that to happen. So I decided to approach Anne later when Jenna and Mary weren't around</text:p>
      <text:list xml:id="list1316211105" text:continue-numbering="true" text:style-name="L1">
        <text:list-header>
          <text:p text:style-name="P13"/>
          <text:p text:style-name="P13"/>
        </text:list-header>
      </text:list>
      <text:p text:style-name="P1"/>
      <text:p text:style-name="P1"><text:tab/> </text:p>
      <text:p text:style-name="P2"><text:tab/> </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9T18:30:51</meta:creation-date>
    <dc:date>2013-08-30T13:35:24</dc:date>
    <meta:editing-duration>P13DT16H42M23S</meta:editing-duration>
    <meta:editing-cycles>17</meta:editing-cycles>
    <meta:generator>OpenOffice.org/3.4.1$Unix OpenOffice.org_project/341m1$Build-9593</meta:generator>
    <meta:document-statistic meta:table-count="0" meta:image-count="0" meta:object-count="0" meta:page-count="7" meta:paragraph-count="122" meta:word-count="3011" meta:character-count="15183"/>
  </office:meta>
</office:document-meta>
</file>